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898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8981f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44829"/>
    </style:style>
    <style:style style:name="T5" style:family="text">
      <style:text-properties officeooo:rsid="0018f991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</text:p>
      <text:p text:style-name="P5"/>
      <text:p text:style-name="P5">VOLUNTAPP</text:p>
      <text:p text:style-name="P1"><text:span text:style-name="T3">V</text:span>aloracion Sprint</text:p>
      <text:p text:style-name="P2"><text:span text:style-name="T2"/></text:p>
      <text:p text:style-name="P8">Sprint #<text:span text:style-name="T4">0</text:span></text:p>
      <text:p text:style-name="P7">Objetivo: </text:p>
      <text:p text:style-name="P7">El objetivo de nuestro Sprint 0, es el de establecer los flujos de trabajo, generar documentacion, decidir que herramientas vamos a utilizar para llevar a cabo nuestras tareas, establecer que tecnologias vamos a emplear en nuestro proyecto, asi como crear un backlog inicial y sentar las bases para lo que sera el resto del proyecto.</text:p>
      <text:p text:style-name="P3"><text:span text:style-name="T1"/></text:p>
      <text:p text:style-name="P3"><draw:line text:anchor-type="paragraph" draw:z-index="0" draw:name="Horizontal line 1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Rocio Garcia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1" draw:name="Horizontal line 2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Diego Ramirez</text:span></text:p>
      <text:p text:style-name="P6">Nota:</text:p>
      <text:p text:style-name="P6">Comentario:</text:p>
      <text:p text:style-name="P3"><text:span text:style-name="T1"/></text:p>
      <text:p text:style-name="P3"><draw:line text:anchor-type="paragraph" draw:z-index="2" draw:name="Horizontal line 3" draw:style-name="gr1" draw:text-style-name="P9" svg:x1="-0.346cm" svg:y1="0.111cm" svg:x2="17.496cm" svg:y2="0.166cm"><text:p/></draw:line><text:span text:style-name="T1"/></text:p>
      <text:p text:style-name="P3"><text:span text:style-name="T1">Alumno: </text:span><text:span text:style-name="T2">Oscar Pereira</text:span></text:p>
      <text:p text:style-name="P6">Nota: <text:span text:style-name="T5">10</text:span></text:p>
      <text:p text:style-name="P6">Comentario: <text:span text:style-name="T5">Se ha complicado un poco debido a la inexperiencia, pero creo que hemos sentado unas bases solidas que nos permitiran trabajar de forma mas eficiente.</text:span></text:p>
      <text:p text:style-name="P3"><text:span text:style-name="T1"/></text:p>
      <text:p text:style-name="P3"><draw:line text:anchor-type="paragraph" draw:z-index="3" draw:name="Horizontal line 4" draw:style-name="gr1" draw:text-style-name="P9" svg:x1="-0.346cm" svg:y1="0.111cm" svg:x2="17.496cm" svg:y2="0.166cm"><text:p/></draw:line><text:span text:style-name="T1"/></text:p>
      <text:p text:style-name="P6">Alumno: Brandon Acapa</text:p>
      <text:p text:style-name="P6">Nota:</text:p>
      <text:p text:style-name="P6">Comentari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1-25T23:19:50.826328428</dc:date>
    <meta:editing-duration>PT5M2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22" meta:character-count="779" meta:non-whitespace-character-count="675"/>
  </office:meta>
</office:document-meta>
</file>